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7.41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44.65pt"/>
    </style:style>
    <style:style style:name="co4" style:family="table-column">
      <style:table-column-properties fo:break-before="auto" style:column-width="191.45pt"/>
    </style:style>
    <style:style style:name="co5" style:family="table-column">
      <style:table-column-properties fo:break-before="auto" style:column-width="216.91pt"/>
    </style:style>
    <style:style style:name="co6" style:family="table-column">
      <style:table-column-properties fo:break-before="auto" style:column-width="121.0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31.41pt" fo:break-before="auto" style:use-optimal-row-height="fals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90.99pt" fo:break-before="auto" style:use-optimal-row-height="true"/>
    </style:style>
    <style:style style:name="ro7" style:family="table-row">
      <style:table-row-properties style:row-height="72.26pt" fo:break-before="auto" style:use-optimal-row-height="true"/>
    </style:style>
    <style:style style:name="ro8" style:family="table-row">
      <style:table-row-properties style:row-height="48.7pt" fo:break-before="auto" style:use-optimal-row-height="true"/>
    </style:style>
    <style:style style:name="ro9" style:family="table-row">
      <style:table-row-properties style:row-height="44.76pt" fo:break-before="auto" style:use-optimal-row-height="false"/>
    </style:style>
    <style:style style:name="ro10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Default"/>
        <table:table-row table:style-name="ro1">
          <table:table-cell table:style-name="ce3" office:value-type="string" calcext:value-type="string">
            <text:p>Parent PDF</text:p>
          </table:table-cell>
          <table:table-cell table:style-name="ce3" office:value-type="string" calcext:value-type="string">
            <text:p>Page</text:p>
          </table:table-cell>
          <table:table-cell office:value-type="string" calcext:value-type="string">
            <text:p>Section</text:p>
          </table:table-cell>
          <table:table-cell table:style-name="ce5" office:value-type="string" calcext:value-type="string">
            <text:p>Comment</text:p>
          </table:table-cell>
          <table:table-cell table:style-name="ce5" office:value-type="string" calcext:value-type="string">
            <text:p>Response</text:p>
          </table:table-cell>
          <table:table-cell table:style-name="ce5" office:value-type="string" calcext:value-type="string">
            <text:p>Proposed Changes</text:p>
          </table:table-cell>
          <table:table-cell office:value-type="string" calcext:value-type="string">
            <text:p>Done?</text:p>
          </table:table-cell>
          <table:table-cell office:value-type="string" calcext:value-type="string">
            <text:p>Closed out?</text:p>
          </table:table-cell>
        </table:table-row>
        <table:table-row table:style-name="ro2" table:visibility="filter">
          <table:table-cell office:value-type="float" office:value="20190312" calcext:value-type="float">
            <text:p>20190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n you find whether the final Pareto optimal designs satisfy the ASME Safety Standard?</text:p>
          </table:table-cell>
          <table:table-cell office:value-type="string" calcext:value-type="string">
            <text:p>This was not something the current program was built to do. It can certainly be done, but we should discuss time constraints for doing this. </text:p>
          </table:table-cell>
          <table:table-cell table:number-columns-repeated="3"/>
        </table:table-row>
        <table:table-row table:style-name="ro1" table:visibility="filter">
          <table:table-cell office:value-type="float" office:value="20190312" calcext:value-type="float">
            <text:p>2019031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“ASME Safety Standard…” Reference?</text:p>
          </table:table-cell>
          <table:table-cell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office:value-type="float" office:value="20190312" calcext:value-type="float">
            <text:p>2019031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ould mention that the two approaches are developed/employed to handle uncertainty in loadings</text:p>
          </table:table-cell>
          <table:table-cell office:value-type="string" calcext:value-type="string">
            <text:p>Agreed and will implement</text:p>
          </table:table-cell>
          <table:table-cell/>
          <table:table-cell office:value-type="string" calcext:value-type="string">
            <text:p>Mostly, Re-read no earlier than 2019-03-19</text:p>
          </table:table-cell>
          <table:table-cell/>
        </table:table-row>
        <table:table-row table:style-name="ro3" table:visibility="filter">
          <table:table-cell office:value-type="float" office:value="20190312" calcext:value-type="float">
            <text:p>2019031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ection 1.1, add that beam is subject to random load</text:p>
          </table:table-cell>
          <table:table-cell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office:value-type="float" office:value="20190312" calcext:value-type="float">
            <text:p>2019031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ow do we pwrform an evaluation on the effectiveness of these methods?</text:p>
          </table:table-cell>
          <table:table-cell office:value-type="string" calcext:value-type="string">
            <text:p>We need to discuss evaluating the effectiveness as I’m not really 100% on how we can do this. </text:p>
          </table:table-cell>
          <table:table-cell/>
          <table:table-cell office:value-type="string" calcext:value-type="string">
            <text:p>This language has been removed, I will still not close this one out yet. </text:p>
          </table:table-cell>
          <table:table-cell/>
        </table:table-row>
        <table:table-row table:style-name="ro2" table:visibility="filter">
          <table:table-cell office:value-type="float" office:value="20190312" calcext:value-type="float">
            <text:p>2019031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inimum Capable Side Load… What does it mean? Does it relate to the hoorizintal load? How?</text:p>
          </table:table-cell>
          <table:table-cell office:value-type="string" calcext:value-type="string">
            <text:p>I will clarify the connection between the two values in the text. </text:p>
          </table:table-cell>
          <table:table-cell/>
          <table:table-cell office:value-type="string" calcext:value-type="string">
            <text:p>Mostly, Re-read no earlier than 2019-03-19</text:p>
          </table:table-cell>
          <table:table-cell/>
        </table:table-row>
        <table:table-row table:style-name="ro4" table:visibility="filter">
          <table:table-cell office:value-type="float" office:value="20190312" calcext:value-type="float">
            <text:p>2019031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ve “Constraints” on page 18 to Page 5 as marked.</text:p>
          </table:table-cell>
          <table:table-cell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office:value-type="float" office:value="20190312" calcext:value-type="float">
            <text:p>2019031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ake design approach 2 applicable in design objective 2. Suggest: “Minimize max stress in approach 1 and...”</text:p>
          </table:table-cell>
          <table:table-cell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office:value-type="float" office:value="20190312" calcext:value-type="float">
            <text:p>2019031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ed mathematical formulation of the minimization problem listed here. </text:p>
          </table:table-cell>
          <table:table-cell office:value-type="string" calcext:value-type="string">
            <text:p>Will come up with a proposed formula and insert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office:value-type="float" office:value="20190312" calcext:value-type="float">
            <text:p>2019031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rovide a brief outline of chapter 2 prior to 2.1. </text:p>
          </table:table-cell>
          <table:table-cell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office:value-type="float" office:value="20190312" calcext:value-type="float">
            <text:p>2019031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dent section and subsection headings. </text:p>
          </table:table-cell>
          <table:table-cell office:value-type="string" calcext:value-type="string">
            <text:p>I don’t know if I want to indent the sub headings. I will mock it up, but I don’t think it will look the way I intend with them indented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office:value-type="float" office:value="20190312" calcext:value-type="float">
            <text:p>2019031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s n the number of samples or of fitness values? Clarify variable naming convention. </text:p>
          </table:table-cell>
          <table:table-cell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office:value-type="float" office:value="20190312" calcext:value-type="float">
            <text:p>2019031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quation 2.1, make it clear that I is going from 1 to n</text:p>
          </table:table-cell>
          <table:table-cell office:value-type="string" calcext:value-type="string">
            <text:p>Need to discuss details of this request as I thought my notation was proper. I do not have much experience here, however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5" table:visibility="filter">
          <table:table-cell office:value-type="float" office:value="20190312" calcext:value-type="float">
            <text:p>20190312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roup random load methods together. Move 2.2 to 2.2.1, make a new heading 2.2 Random Loads, and move Reliability Index into 2.2.2</text:p>
          </table:table-cell>
          <table:table-cell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office:value-type="float" office:value="20190312" calcext:value-type="float">
            <text:p>201903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igure 2.1 No black background, can it just be a mesh graph?</text:p>
          </table:table-cell>
          <table:table-cell office:value-type="string" calcext:value-type="string">
            <text:p>Agreed about the background, not 100% on the meaning of mesh graph?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office:value-type="float" office:value="20190312" calcext:value-type="float">
            <text:p>201903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(Several questions about the CQUAD4 use and explanation of how the elements are oriented)</text:p>
          </table:table-cell>
          <table:table-cell office:value-type="string" calcext:value-type="string">
            <text:p>Let’s discuss, not sure what to make of these comments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office:value-type="float" office:value="20190312" calcext:value-type="float">
            <text:p>201903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igure 2.2: Add coordinate system to the figure. </text:p>
          </table:table-cell>
          <table:table-cell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office:value-type="float" office:value="20190312" calcext:value-type="float">
            <text:p>201903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everal general comments I don’t understand on the math that we will need to discuss in person. </text:p>
          </table:table-cell>
          <table:table-cell office:value-type="string" calcext:value-type="string">
            <text:p>Let’s discuss, not sure what to make of these comments. </text:p>
          </table:table-cell>
          <table:table-cell/>
          <table:table-cell office:value-type="string" calcext:value-type="string">
            <text:p>Yes?</text:p>
          </table:table-cell>
          <table:table-cell/>
        </table:table-row>
        <table:table-row table:style-name="ro1" table:visibility="filter">
          <table:table-cell office:value-type="float" office:value="20190312" calcext:value-type="float">
            <text:p>2019031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dd brief summary of chapter 4</text:p>
          </table:table-cell>
          <table:table-cell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office:value-type="float" office:value="20190312" calcext:value-type="float">
            <text:p>2019031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uggest that title involve ‘worst case...cover 97.5% of possible load cases. </text:p>
          </table:table-cell>
          <table:table-cell office:value-type="string" calcext:value-type="string">
            <text:p>I prefer the title I have, but agree that the 97.5% figure needs to be included. </text:p>
          </table:table-cell>
          <table:table-cell table:number-columns-repeated="3"/>
        </table:table-row>
        <table:table-row table:style-name="ro2" table:visibility="filter">
          <table:table-cell office:value-type="float" office:value="20190312" calcext:value-type="float">
            <text:p>2019031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ake clear that the reliability index is based on stress in bullet point 2 at bottom of page. </text:p>
          </table:table-cell>
          <table:table-cell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office:value-type="float" office:value="20190312" calcext:value-type="float">
            <text:p>2019031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What is the value of beta? Reliability index?</text:p>
          </table:table-cell>
          <table:table-cell office:value-type="string" calcext:value-type="string">
            <text:p>Yes, beta is reliability index. Will clarify. </text:p>
          </table:table-cell>
          <table:table-cell table:number-columns-repeated="3"/>
        </table:table-row>
        <table:table-row table:style-name="ro1" table:visibility="filter">
          <table:table-cell office:value-type="float" office:value="20190312" calcext:value-type="float">
            <text:p>2019031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Equation 2.3 is related to figure 4.1…</text:p>
          </table:table-cell>
          <table:table-cell office:value-type="string" calcext:value-type="string">
            <text:p>Not sure what needs to be done here? </text:p>
          </table:table-cell>
          <table:table-cell table:number-columns-repeated="3"/>
        </table:table-row>
        <table:table-row table:style-name="ro1" table:visibility="filter">
          <table:table-cell office:value-type="float" office:value="20190312" calcext:value-type="float">
            <text:p>201903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float" office:value="20190312" calcext:value-type="float">
            <text:p>2019031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3d view of the figure 1.1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office:value-type="float" office:value="20190312" calcext:value-type="float">
            <text:p>2019031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re specific with regards to comp efficiency</text:p>
          </table:table-cell>
          <table:table-cell table:style-name="Default" table:number-columns-repeated="2"/>
          <table:table-cell office:value-type="string" calcext:value-type="string">
            <text:p>No longer applies</text:p>
          </table:table-cell>
          <table:table-cell/>
        </table:table-row>
        <table:table-row table:style-name="ro1" table:visibility="filter">
          <table:table-cell office:value-type="float" office:value="20190312" calcext:value-type="float">
            <text:p>2019031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fine N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float" office:value="20190312" calcext:value-type="float">
            <text:p>2019031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ook at clarifying notation for “i” in 2.1</text:p>
          </table:table-cell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float" office:value="20190312" calcext:value-type="float">
            <text:p>2019031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se bold lettering for (Complete) vectors. 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float" office:value="20190312" calcext:value-type="float">
            <text:p>2019031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heck on inequality for PD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office:value-type="float" office:value="20190312" calcext:value-type="float">
            <text:p>201903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ssumptions section. “Main thing isn’t to come up with a perfectly realistic solution”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office:value-type="float" office:value="20190312" calcext:value-type="float">
            <text:p>201903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ention constraints all. Mark point where force is applied and where the constraints are. 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office:value-type="float" office:value="20190312" calcext:value-type="float">
            <text:p>201903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ntion how our “G” variable becomes the stress components. 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6" table:visibility="filter">
          <table:table-cell office:value-type="float" office:value="20190312" calcext:value-type="float">
            <text:p>20190312</text:p>
          </table:table-cell>
          <table:table-cell table:number-columns-repeated="2"/>
          <table:table-cell office:value-type="string" calcext:value-type="string">
            <text:p>when we compare...we have 2 approaches… one is worst case… Design is subjected to top 1-97.5% of the load. Second approach is based on reliability…. In order to have a fair comparison, if we set 97.5% as a cutoff, we have to do the same … run a case with 99.5% maybe?</text:p>
          </table:table-cell>
          <table:table-cell office:value-type="string" calcext:value-type="string">
            <text:p>Given how close the 2 front are, I do not think this would result in a more accurate solution. </text:p>
          </table:table-cell>
          <table:table-cell table:number-columns-repeated="3"/>
        </table:table-row>
        <table:table-row table:style-name="ro7">
          <table:table-cell office:value-type="float" office:value="20190409" calcext:value-type="float">
            <text:p>20190409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Mention the random load in the objective</text:p>
          </table:table-cell>
          <table:table-cell office:value-type="string" calcext:value-type="string">
            <text:p>I believe this section already mentions the random input load. The second sentence reads “Furthermore, the study will seek to incorporate treatment of uncertain input loads in the solution method.</text:p>
            <text:p>“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Why are the loads not the same from the first to second list? (Clarify about quartering the beam)</text:p>
          </table:table-cell>
          <table:table-cell office:value-type="string" calcext:value-type="string">
            <text:p>Since we are only analyzing one quarter of the beam, the loads are quartered to keep the stress responses in line with the loading of the full beam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9">
          <table:table-cell office:value-type="float" office:value="20190409" calcext:value-type="float">
            <text:p>201904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Add “or” in the list of load units to make more clear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9">
          <table:table-cell office:value-type="float" office:value="20190409" calcext:value-type="float">
            <text:p>201904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2.4</text:p>
          </table:table-cell>
          <table:table-cell office:value-type="string" calcext:value-type="string">
            <text:p>Consider adding a section 1.2.5: Design variables. </text:p>
          </table:table-cell>
          <table:table-cell office:value-type="string" calcext:value-type="string">
            <text:p>Agreed that the design variables need to be called out, will evaluate best place to put them</text:p>
          </table:table-cell>
          <table:table-cell office:value-type="string" calcext:value-type="string">
            <text:p>(Under Review)</text:p>
          </table:table-cell>
          <table:table-cell table:number-columns-repeated="2"/>
        </table:table-row>
        <table:table-row table:style-name="ro9">
          <table:table-cell office:value-type="float" office:value="20190409" calcext:value-type="float">
            <text:p>201904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2.3</text:p>
          </table:table-cell>
          <table:table-cell office:value-type="string" calcext:value-type="string">
            <text:p>“relation to reliability” written under 2(b). </text:p>
          </table:table-cell>
          <table:table-cell office:value-type="string" calcext:value-type="string">
            <text:p>Need to discuss this as I’m not terribly sure what is meant here. </text:p>
          </table:table-cell>
          <table:table-cell office:value-type="string" calcext:value-type="string">
            <text:p>(Under Review)</text:p>
          </table:table-cell>
          <table:table-cell table:number-columns-repeated="2"/>
        </table:table-row>
        <table:table-row table:style-name="ro9">
          <table:table-cell office:value-type="float" office:value="20190409" calcext:value-type="float">
            <text:p>201904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How is convergence obtained?</text:p>
          </table:table-cell>
          <table:table-cell office:value-type="string" calcext:value-type="string">
            <text:p>At the moment, convergence is not tested for. The analysis runs for a fixed duration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9">
          <table:table-cell office:value-type="float" office:value="20190409" calcext:value-type="float">
            <text:p>201904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“Child vector” circled should be parent vector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9">
          <table:table-cell office:value-type="float" office:value="20190409" calcext:value-type="float">
            <text:p>201904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.2.2</text:p>
          </table:table-cell>
          <table:table-cell office:value-type="string" calcext:value-type="string">
            <text:p>“Relation to reliability” written under equation 2</text:p>
          </table:table-cell>
          <table:table-cell office:value-type="string" calcext:value-type="string">
            <text:p>Need to discuss this as I’m not terribly sure what is meant here. </text:p>
          </table:table-cell>
          <table:table-cell office:value-type="string" calcext:value-type="string">
            <text:p>(Under Review)</text:p>
          </table:table-cell>
          <table:table-cell table:number-columns-repeated="2"/>
        </table:table-row>
        <table:table-row table:style-name="ro9">
          <table:table-cell office:value-type="float" office:value="20190409" calcext:value-type="float">
            <text:p>20190409</text:p>
          </table:table-cell>
          <table:table-cell office:value-type="float" office:value="16" calcext:value-type="float">
            <text:p>16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ummarize finite element modelling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add brief discussion to this section. </text:p>
          </table:table-cell>
          <table:table-cell office:value-type="string" calcext:value-type="string">
            <text:p>Maybe</text:p>
          </table:table-cell>
          <table:table-cell/>
        </table:table-row>
        <table:table-row table:style-name="ro9">
          <table:table-cell office:value-type="float" office:value="20190409" calcext:value-type="float">
            <text:p>201904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2.1</text:p>
          </table:table-cell>
          <table:table-cell office:value-type="string" calcext:value-type="string">
            <text:p>In subsection “Identify Load Cases”, “How to name them (the loads)? How to select each load?</text:p>
          </table:table-cell>
          <table:table-cell office:value-type="string" calcext:value-type="string">
            <text:p>Need to discuss this as I’m not terribly sure what is meant here. </text:p>
          </table:table-cell>
          <table:table-cell office:value-type="string" calcext:value-type="string">
            <text:p>(Under Review)</text:p>
          </table:table-cell>
          <table:table-cell table:number-columns-repeated="2"/>
        </table:table-row>
        <table:table-row table:style-name="ro9">
          <table:table-cell office:value-type="float" office:value="20190409" calcext:value-type="float">
            <text:p>201904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2.1</text:p>
          </table:table-cell>
          <table:table-cell office:value-type="string" calcext:value-type="string">
            <text:p>“final Pareto Front” should be clarified to be in acordance with equation (1)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9">
          <table:table-cell office:value-type="float" office:value="20190409" calcext:value-type="float">
            <text:p>201904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2.2</text:p>
          </table:table-cell>
          <table:table-cell office:value-type="string" calcext:value-type="string">
            <text:p>Change “Figure 5” to Table X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9">
          <table:table-cell office:value-type="float" office:value="20190409" calcext:value-type="float">
            <text:p>201904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.2.2</text:p>
          </table:table-cell>
          <table:table-cell office:value-type="string" calcext:value-type="string">
            <text:p>Change “Figure 5” to Table X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9">
          <table:table-cell office:value-type="float" office:value="20190409" calcext:value-type="float">
            <text:p>2019040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“Based on population size and number of generations” written under intro paragraph. </text:p>
          </table:table-cell>
          <table:table-cell office:value-type="string" calcext:value-type="string">
            <text:p>Need to discuss to make sure I am clear on intent</text:p>
          </table:table-cell>
          <table:table-cell office:value-type="string" calcext:value-type="string">
            <text:p>(Under Review)</text:p>
          </table:table-cell>
          <table:table-cell table:number-columns-repeated="2"/>
        </table:table-row>
        <table:table-row table:style-name="ro9">
          <table:table-cell office:value-type="float" office:value="20190409" calcext:value-type="float">
            <text:p>2019040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.1.1</text:p>
          </table:table-cell>
          <table:table-cell office:value-type="string" calcext:value-type="string">
            <text:p>These parameters should reach convergence?</text:p>
          </table:table-cell>
          <table:table-cell office:value-type="string" calcext:value-type="string">
            <text:p>Convergence is not evaluated in this code,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9">
          <table:table-cell office:value-type="float" office:value="20190409" calcext:value-type="float">
            <text:p>201904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1.1</text:p>
          </table:table-cell>
          <table:table-cell office:value-type="string" calcext:value-type="string">
            <text:p>Reconfigure table to visually seperate design variables from objective function results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9">
          <table:table-cell office:value-type="float" office:value="20190409" calcext:value-type="float">
            <text:p>201904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1.1</text:p>
          </table:table-cell>
          <table:table-cell office:value-type="string" calcext:value-type="string">
            <text:p>How are these values converted to stress?</text:p>
          </table:table-cell>
          <table:table-cell office:value-type="string" calcext:value-type="string">
            <text:p>These parameters are converted to stress by the methods I mentioned in my e-mail response from earlier in the week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0">
          <table:table-cell office:value-type="float" office:value="20190409" calcext:value-type="float">
            <text:p>201904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.1.2</text:p>
          </table:table-cell>
          <table:table-cell office:value-type="string" calcext:value-type="string">
            <text:p>Why is it 17 generations, not 200?</text:p>
          </table:table-cell>
          <table:table-cell office:value-type="string" calcext:value-type="string">
            <text:p>The two solutions were crafted to have a similar wall clock time for solution. The idea was to compare tim-for-time to check relative performance. At 200 generations, the g2 solution takes over 27 hours to solve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9">
          <table:table-cell office:value-type="float" office:value="20190409" calcext:value-type="float">
            <text:p>201904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.1.2</text:p>
          </table:table-cell>
          <table:table-cell office:value-type="string" calcext:value-type="string">
            <text:p>Are the stress values the same from figure 7 to 10?</text:p>
          </table:table-cell>
          <table:table-cell office:value-type="string" calcext:value-type="string">
            <text:p>No, because they represent different loading conditions as mentioned in 5.1.3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9">
          <table:table-cell office:value-type="float" office:value="20190409" calcext:value-type="float">
            <text:p>201904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.1.2</text:p>
          </table:table-cell>
          <table:table-cell office:value-type="string" calcext:value-type="string">
            <text:p>These plot points are not the same as the other figures. Why?</text:p>
          </table:table-cell>
          <table:table-cell office:value-type="string" calcext:value-type="string">
            <text:p>The difference in points is because the 2 seperate plots represent represent different loading conditions as mentioned in 5.1.3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9">
          <table:table-cell office:value-type="float" office:value="20190409" calcext:value-type="float">
            <text:p>201904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.2.1</text:p>
          </table:table-cell>
          <table:table-cell office:value-type="string" calcext:value-type="string">
            <text:p>Do these values converge?</text:p>
          </table:table-cell>
          <table:table-cell office:value-type="string" calcext:value-type="string">
            <text:p>Convergence is not evaluated in this code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9">
          <table:table-cell office:value-type="float" office:value="20190409" calcext:value-type="float">
            <text:p>2019040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5.2.1</text:p>
          </table:table-cell>
          <table:table-cell office:value-type="string" calcext:value-type="string">
            <text:p>“Stress??” Written on the figure 9</text:p>
          </table:table-cell>
          <table:table-cell office:value-type="string" calcext:value-type="string">
            <text:p>Need to discuss details of this request </text:p>
          </table:table-cell>
          <table:table-cell office:value-type="string" calcext:value-type="string">
            <text:p>(Under Review)</text:p>
          </table:table-cell>
          <table:table-cell table:number-columns-repeated="2"/>
        </table:table-row>
        <table:table-row table:style-name="ro9">
          <table:table-cell office:value-type="float" office:value="20190409" calcext:value-type="float">
            <text:p>2019040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2.2</text:p>
          </table:table-cell>
          <table:table-cell office:value-type="string" calcext:value-type="string">
            <text:p>Not long enough to converge at 2 generations?</text:p>
          </table:table-cell>
          <table:table-cell office:value-type="string" calcext:value-type="string">
            <text:p>Convergence is not evaluated in this code, but per the graphs below 2 generations still provide reasonable results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9">
          <table:table-cell office:value-type="float" office:value="20190409" calcext:value-type="float">
            <text:p>2019040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.2.2</text:p>
          </table:table-cell>
          <table:table-cell office:value-type="string" calcext:value-type="string">
            <text:p>Compare runs short-to-long also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restructure results section to allow this comparison. </text:p>
          </table:table-cell>
          <table:table-cell table:number-columns-repeated="2"/>
        </table:table-row>
        <table:table-row table:style-name="ro9">
          <table:table-cell office:value-type="float" office:value="20190409" calcext:value-type="float">
            <text:p>201904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2.2</text:p>
          </table:table-cell>
          <table:table-cell office:value-type="string" calcext:value-type="string">
            <text:p>Is Figure 11 a cut of figure 10?</text:p>
          </table:table-cell>
          <table:table-cell office:value-type="string" calcext:value-type="string">
            <text:p>The difference in points is because the 2 seperate plots represent represent different loading conditions as mentioned in 5.1.3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9" table:number-rows-repeated="7">
          <table:table-cell table:number-columns-repeated="8"/>
        </table:table-row>
        <table:table-row table:style-name="ro1" table:number-rows-repeated="104850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H60" table:display-filter-buttons="true" table:orientation="column">
          <table:filter>
            <table:filter-and>
              <table:filter-condition table:field-number="0" table:value="20190409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 style:data-style-name="N2" text:time-value="20:03:25.0660085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20:53:10.826099919</meta:creation-date>
    <dc:date>2019-04-10T20:54:38.336462362</dc:date>
    <meta:editing-duration>PT5H55M52S</meta:editing-duration>
    <meta:editing-cycles>14</meta:editing-cycles>
    <meta:generator>LibreOffice/6.2.1.2$Linux_X86_64 LibreOffice_project/20$Build-2</meta:generator>
    <meta:document-statistic meta:table-count="1" meta:cell-count="316" meta:object-count="0"/>
  </office:meta>
</office:document-meta>
</file>